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fo:color="#5e534e"/>
    </style:style>
    <style:style style:name="T20" style:family="text">
      <style:text-properties fo:font-size="9.00pt" fo:font-weight="normal" fo:font-family="Georgia" style:font-family-asian="Georgia" style:font-family-complex="Georgia" fo:background-color="transparent" fo:color="#5e534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0.00%" fo:text-align="left" fo:margin-bottom="15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Cherry up</text:span></text:p>
      <text:p text:style-name="P1"><text:span text:style-name="T2">Cherry up is a unique commemorative project. I'm one of those human beings who sometimes need to be reminded that life can and should be wonderful.</text:span></text:p>
      <text:p text:style-name="P1"><text:span text:style-name="T2">Every bad thing sustains a good part, as living in the UK weather I need to see the bright side as well. Sometimes to get to an upbeat mood I just need my beats and some of what makes my day, my life sweet.</text:span></text:p>
      <text:p text:style-name="P1"><text:span text:style-name="T2">So my advice to myself: "You don't need to do anything but cheer up!"</text:span></text:p>
      <text:p text:style-name="P1"><text:span text:style-name="T3"/></text:p>
      <text:p text:style-name="P1"><text:span text:style-name="T4">False cognition</text:span></text:p>
      <text:p text:style-name="P1"><text:span text:style-name="T4">It's a calligraphy, typography experiment inspired by my eternal issue of mixing the words gyors and gyros.</text:span></text:p>
      <text:p text:style-name="P1"><text:span text:style-name="T4">During my daily walk to work in Hungary I used to pass a currency exchange point with a flashing neon sign that read "gyors", a Hungarian word meaning: 1.rash 2.rapid 3.quick 4.speedy.</text:span></text:p>
      <text:p text:style-name="P1"><text:span text:style-name="T4">However, anytime my eye passed over the sign I was reading gyros, a Greek dish much like a kebab.</text:span></text:p>
      <text:p text:style-name="P1"><text:span text:style-name="T4">Meanwhile, for the gyros takeaway restaurant, I started reading gyors<text:s text:c="2"/>forever more.</text:span></text:p>
      <text:p text:style-name="P1"><text:span text:style-name="T4">This really affected me so much, and it was so annoying that I needed to react.</text:span></text:p>
      <text:p text:style-name="P1"><text:span text:style-name="T4">Here is my reaction with other words, as it seems that this phenomenon happens with me quite often.</text:span></text:p>
      <text:p text:style-name="P1"><text:span text:style-name="T5"/></text:p>
      <text:p text:style-name="P1"><text:span text:style-name="T6">Sweeet!</text:span></text:p>
      <text:p text:style-name="P1"><text:span text:style-name="T6">The Sweeet! project is my way of saying thank you to all the famous food companies which provide my sweet treats every day.</text:span></text:p>
      <text:p text:style-name="P1"><text:span text:style-name="T6">So thanks guys, because I can`t imagine my life without sweetness.</text:span></text:p>
      <text:p text:style-name="P1"><text:span text:style-name="T7"/></text:p>
      <text:p text:style-name="P1"><text:span text:style-name="T8">Dear Deer</text:span></text:p>
      <text:p text:style-name="P1"><text:span text:style-name="T8">In this experiment I've been inspired by a childhood memory. </text:span></text:p>
      <text:p text:style-name="P1"><text:span text:style-name="T8">My grandmother had tapestries with Hungarian motifs on her wall. I really didn't like them as a kid, as they didn't make any sense to me.</text:span></text:p>
      <text:p text:style-name="P1"><text:span text:style-name="T8">Now it's so delightful to recall that memory. The ludicrously simple way the persimmon orange string decorated the plain white fabric.</text:span></text:p>
      <text:p text:style-name="P1"><text:span text:style-name="T8">I have reimagined that tapestry, keeping some of the motifs and colours, and adding some new ones, to create a funky wall decoration.</text:span></text:p>
      <text:p text:style-name="P1"><text:span text:style-name="T9"/></text:p>
      <text:p text:style-name="P1"><text:span text:style-name="T10">GM Super Hero</text:span></text:p>
      <text:p text:style-name="P1"><text:span text:style-name="T10">Lately I have come across the subject of genetically modified foods. It has given me a couple of days to rethink. I don`t want to bore you stiff by sharing my exuberant philosophical ideas about this topic, but I definitely want to share my illustration. The result is the ultimate super hero, Straw B.</text:span></text:p>
      <text:p text:style-name="P1"><text:span text:style-name="T11"/></text:p>
      <text:p text:style-name="P1"><text:span text:style-name="T12">K O J A</text:span></text:p>
      <text:p text:style-name="P1"><text:span text:style-name="T12">I wanted to try out something new, so I created my own vinyl record cover illustrations.</text:span></text:p>
      <text:p text:style-name="P1"><text:span text:style-name="T12"><text:s/>My friend inspired me, who is over the moon, when he sees a record store. Last time, when I accompanied him to look for fresh titbit from a record shop, I felt the desire to design a cover. So I made up the name<text:s text:c="3"/>K O J A<text:s text:c="3"/>for the upcoming vinyl record series.</text:span></text:p>
      <text:p text:style-name="P1"><text:span text:style-name="T13"/></text:p>
      <text:p text:style-name="P1"><text:span text:style-name="T14">Spaceless C</text:span></text:p>
      <text:p text:style-name="P1"><text:span text:style-name="T14">One of my long planned visions got into shape in this project.</text:span></text:p>
      <text:p text:style-name="P1"><text:span text:style-name="T14">" Spaceless C " is total proof of my spaceless fanatism.</text:span></text:p>
      <text:p text:style-name="P1"><text:span text:style-name="T14">The whole concept is a combination of two of my favorite things. Itt all started with my infatuation for that famous fizzy drink brand ( Coca-Cola ) and the iconic well known sci-fi series Star Trek. Both of them represent merit quality, originality and great fun to me.</text:span></text:p>
      <text:p text:style-name="P1"><text:span text:style-name="T14">I loved every minute of what I spent working on it, hope you like it as well.</text:span></text:p>
      <text:p text:style-name="P1"><text:span text:style-name="T14"><text:s/>Cheers guys!</text:span></text:p>
      <text:p text:style-name="P1"><text:span text:style-name="T15"/></text:p>
      <text:p text:style-name="P1"><text:span text:style-name="T16">F &amp; C</text:span></text:p>
      <text:p text:style-name="P1"><text:span text:style-name="T16">The everyday life inspired me to create a poster of the nation`s favorite dish, the fish and chips.</text:span></text:p>
      <text:p text:style-name="P1"><text:span text:style-name="T17"/></text:p>
      <text:p text:style-name="P1"><text:span text:style-name="T18">About me</text:span></text:p>
      <text:p text:style-name="P2"><text:span text:style-name="T18">H E L L O !</text:span></text:p>
      <text:p text:style-name="P2"><text:span text:style-name="T18">I am (Delinke Dedu) a London-based creative, graphic designer and illustrator. I picked up the crayons when I was still in nappies and I been doodling ever since. Drawing was the response for boredom and solitude in my childhood. I started to entertain myself with my creations. Meanwhile I finished Art University and trough individual experimentation I started to develop my own style. Sweets and different food elements have a strong inspiration effect on my works. </text:span></text:p>
      <text:p text:style-name="P2"><text:span text:style-name="T18">Vector is the tool which gives form to my notions, my way to express myself. I simply love to create digital graphic with. (It is love of my life.)</text:span></text:p>
      <text:p text:style-name="P2"><text:span text:style-name="T18">As long as bread I make art, because I take some pleasure in what I do, I enjoy the results and I am more than happy if there is anyone to share with and entertain.</text:span></text:p>
      <text:p text:style-name="P3"><text:span text:style-name="T19">I am really glad that you visited my portfolio page. Hope you like what you see, and you’re enjoying your stay!</text:span><text:span text:style-name="T20"/></text:p>
      <text:p text:style-name="P4"><text:span text:style-name="T21"/></text:p>
      <text:p text:style-name="P5"><text:span text:style-name="T22"/></text:p>
      <text:p text:style-name="P5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